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Consolas" style:font-name-asian="Consolas1" style:font-name-complex="Consolas1"/>
    </style:style>
    <style:style style:name="P3" style:family="paragraph" style:parent-style-name="Standard">
      <style:paragraph-properties fo:keep-together="always"/>
    </style:style>
    <style:style style:name="P4" style:family="paragraph" style:parent-style-name="Standard">
      <style:paragraph-properties fo:text-align="end" style:justify-single-word="false"/>
    </style:style>
    <style:style style:name="P5" style:family="paragraph" style:parent-style-name="Standard">
      <style:paragraph-properties fo:keep-with-next="always"/>
    </style:style>
    <style:style style:name="P6" style:family="paragraph" style:parent-style-name="Standard">
      <style:paragraph-properties fo:keep-together="always" fo:keep-with-next="always"/>
    </style:style>
    <style:style style:name="P7" style:family="paragraph" style:parent-style-name="Standard">
      <style:paragraph-properties fo:keep-with-next="always"/>
      <style:text-properties style:font-name="Consolas" fo:font-size="10pt" style:font-name-asian="Consolas1" style:font-size-asian="10pt" style:font-name-complex="Consolas1" style:font-size-complex="10pt"/>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3.5in" fo:margin-right="0in" fo:text-indent="-3.5in" style:auto-text-indent="false"/>
    </style:style>
    <style:style style:name="P10" style:family="paragraph" style:parent-style-name="Standard">
      <style:paragraph-properties fo:margin-left="0in" fo:margin-right="0in" fo:text-indent="0in" style:auto-text-indent="false"/>
    </style:style>
    <style:style style:name="P11" style:family="paragraph" style:parent-style-name="Heading_20_3">
      <style:paragraph-properties fo:keep-with-next="always"/>
    </style:style>
    <style:style style:name="P12" style:family="paragraph" style:parent-style-name="Heading_20_2" style:master-page-name="First_20_Page">
      <style:paragraph-properties fo:text-align="center" style:justify-single-word="false" style:page-number="1"/>
    </style:style>
    <style:style style:name="T1" style:family="text">
      <style:text-properties fo:font-style="italic" style:font-style-asian="italic"/>
    </style:style>
    <style:style style:name="T2" style:family="text">
      <style:text-properties style:text-position="super 58%"/>
    </style:style>
    <style:style style:name="T3" style:family="text">
      <style:text-properties style:text-position="super 58%" fo:font-size="14pt" style:font-size-asian="14pt" style:font-size-complex="14pt"/>
    </style:style>
    <style:style style:name="T4" style:family="text">
      <style:text-properties fo:font-weight="bold" style:font-weight-asian="bold"/>
    </style:style>
    <style:style style:name="T5" style:family="text">
      <style:text-properties style:font-name="Consolas" fo:font-size="10pt" style:font-name-asian="Consolas1" style:font-size-asian="10pt" style:font-name-complex="Consolas1" style:font-size-complex="10pt"/>
    </style:style>
    <style:style style:name="T6" style:family="text">
      <style:text-properties style:font-name="Consolas" fo:font-size="10pt" fo:font-weight="bold" style:font-name-asian="Consolas1" style:font-size-asian="10pt" style:font-weight-asian="bold" style:font-name-complex="Consolas1" style:font-size-complex="10pt"/>
    </style:style>
    <style:style style:name="T7" style:family="text">
      <style:text-properties style:font-name="Consolas" style:font-name-asian="Consolas1" style:font-name-complex="Consolas1"/>
    </style:style>
    <style:style style:name="T8" style:family="text">
      <style:text-properties fo:font-size="10pt" style:font-size-asian="10pt" style:font-size-complex="10pt"/>
    </style:style>
    <style:style style:name="T9" style:family="text">
      <style:text-properties fo:color="#666666" fo:font-weight="bold" style:font-weight-asian="bold"/>
    </style:style>
    <style:style style:name="T10" style:family="text">
      <style:text-properties fo:background-color="#fff2cc" loext:char-shading-value="0"/>
    </style:style>
    <style:style style:name="T11" style:family="text">
      <style:text-properties style:font-name="Times New Roman" fo:font-style="italic" style:font-name-asian="Times New Roman1" style:font-style-asian="italic" style:font-name-complex="Times New Roman1"/>
    </style:style>
    <style:style style:name="T12" style:family="text">
      <style:text-properties fo:color="#a61c00" style:text-position="super 58%" fo:font-weight="bold" style:font-weight-asian="bold"/>
    </style:style>
    <style:style style:name="T13" style:family="text">
      <style:text-properties fo:color="#a61c00"/>
    </style:style>
    <style:style style:name="T14" style:family="text">
      <style:text-properties fo:color="#cc0000" style:text-position="super 58%" fo:font-weight="bold" style:font-weight-asian="bold"/>
    </style:style>
    <style:style style:name="T15" style:family="text">
      <style:text-properties fo:color="#cc0000"/>
    </style:style>
    <style:style style:name="T16" style:family="text">
      <style:text-properties style:text-underline-style="solid" style:text-underline-width="auto" style:text-underline-color="font-color"/>
    </style:style>
    <style:style style:name="T17"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wwp28iv4vig"/>Porting CCL to the ARMv8: An initial scouting expedition</text:p>
      <text:p text:style-name="P1"><text:span text:style-name="T1">Ayla Kurdak</text:span></text:p>
      <text:p text:style-name="P1">September 5, 2022</text:p>
      <text:p text:style-name="Heading_20_2"><text:bookmark text:name="_qe149y41ll61"/>Overview</text:p>
      <text:p text:style-name="Standard">Over the course of this summer, we studied the implementation details of the Clozure Common Lisp (CCL) compiler and runtime system First we explored the CCL sources, then we compiled key Lisp examples, and analyzed the disassembled code emitted from the x86-64 compiler (“x86” for short). After getting a lay of the land, we built simulators for the x86, 32-bit ARMv7, and 64-bit ARMv8. These simulators were used to execute the result of running two examples. The first was a function that calculates integer a<text:span text:style-name="T2">b</text:span>. This example demonstrates basic fixnum arithmetic, recursion, and calling a subprimitive. The second was a function that creates a list of two elements. This example demonstrates inline code for doing memory allocation. Building the x86 and ARMv7 simulators gave us a directioned approach to revealing details of the existing Lisp implementations, ensured accuracy in our understanding of the LAP code (in Lisp Assembly Program syntax), and provided a stepping stone to the ARMv8 simulator and LAP code translation. By hand-writing equivalent ARMv8 code, we made first steps towards porting CCL to the ARMv8. As a final step, we translated our LAP code to GNU ‘as’ assembly language and tested it on ARMv8 hardware. </text:p>
      <text:p text:style-name="Heading_20_2"><text:bookmark text:name="_11518u1ii9iw"/>A note on the x86 sources</text:p>
      <text:p text:style-name="Standard">Two files were particularly useful in our exploration, and we referred to them frequently as we built the simulators. These are the files <text:span text:style-name="T4">x86-constants64.s</text:span> and <text:span text:style-name="T4">x86-spentry64.s</text:span>. </text:p>
      <text:p text:style-name="Standard"/>
      <text:p text:style-name="Standard">The <text:span text:style-name="T1">constants</text:span> file defines tags, subtypes, object structures, register aliases, and the fields of the TCR (Thread Context Record). The <text:span text:style-name="T1">spentry</text:span> file defines the subprimitives.</text:p>
      <text:p text:style-name="Heading_20_3"><text:bookmark text:name="_mb38o584orx8"/>Subprimitives</text:p>
      <text:p text:style-name="Standard">Subprimitves are used to perform operations more complicated than those that typically open-coded. For example, <text:span text:style-name="T1">addition</text:span> is open coded in the simple case where the operands are fixnums and in which no overflow occurs, but it calls out to a subprim otherwise. The subprims themselves call out to “built-ins” in the most general case. While the subprims are written in assembly, these built-ins are Lisp functions that can handle things like arithmetic on non-fixnums. The subprim jump table is defined statically in <text:span text:style-name="T4">x86-spjump64.s</text:span> for the x86 and at the end of the TCR for ARMv7. We relied on the x86 and ARMv7 spentry definition of <text:span text:style-name="T1">builtin-times</text:span> to write the ARMv8 version called by the <text:span text:style-name="T1">my-expt</text:span> example function.</text:p>
      <text:p text:style-name="Heading_20_2"><text:bookmark text:name="_bgkcwsifg63i"/>Motivation for the simulators</text:p>
      <text:p text:style-name="Standard">After doing line-by-line annotations of the x86 LAP code, we decided that having a simulator that could automatically read in the disassembly and perform the computation would not only be a valuable tool for checking the correctness of handwritten ARMv8 LAP code, but by writing it we would gain a more intricate understanding of the existing x86 LAP code. Since our priority was clarity and readability over machine-level accuracy, we took a symbolic programming approach that used the Lisp macro-expander as a LAP-to-Lisp translator, which made following and debugging the simulator’s actions simpler. For example, we could directly insert Lisp code for debugging. </text:p>
      <text:p text:style-name="Standard"/>
      <text:p text:style-name="Standard">Once the x86 simulator worked, we dove straight into an ARMv8 simulator, but quickly ran into roadblocks. Since the two simulators would share many of the same functions but also needed architecture-specific pieces, we needed to create separate Lisp packages to keep the architectures separate. Furthermore, while we had disassembler-generated LAP code to use for the x86, for the ARMv8 we were inventing new code. Being new to ARM assembly language coding style, we decided to write an ARMv7 simulator as a stepping stone. Though ARMv7 and ARMv8 have differences in their assembly language and architecture (ARMv7 is of course 32-bit and features <text:span text:style-name="T1">conditional execution</text:span> of many instructions), writing this simulator gave us a better sense of how to proceed with the ARMv8. </text:p>
      <text:p text:style-name="Heading_20_2"><text:bookmark text:name="_hy4p8l17mjyp"/>The ARMv8 simulator and LAP code</text:p>
      <text:p text:style-name="Standard">The ARMv8 simulator proposes some core design choices and envisions what the LAP code will look like. It is closely aligned with the x86, using the same tagging scheme and keeping the format of objects in memory similar. There are subtle differences in function calls, notably the way it sets up a new function. In x86, the function register <text:span text:style-name="T4">fn</text:span> is set using the program counter, while in ARMv8, we have a new function register called <text:span text:style-name="T4">nfn</text:span>. The presence of a link register on the ARM and the use of the <text:span text:style-name="T1">value stack</text:span> are other notable differences. The LAP code was written by referencing both the x86 and ARMv7. </text:p>
      <text:p text:style-name="Heading_20_2"><text:bookmark text:name="_4ysciqkou2cp"/>Design decisions in the ARMv8 and differences from x86</text:p>
      <text:p text:style-name="Standard">Given limited resources and manpower, it is important that porting to ARMv8 be as simple as possible. The goal is to make as few changes from the x86 as possible, thus allowing us to adapt rather than rewrite the runtime system and especially the garbage collector. Though this may mean we do not take full advantage of ARM specific properties (e.g. that the top 8 bits of addresses are ignored), we believe this loss is outweighed by the workload benefits. We made our design decisions with this principle in mind.</text:p>
      <text:p text:style-name="Heading_20_3"><text:bookmark text:name="_clsofjhlw6ii"/>Low tags v High Tags</text:p>
      <text:p text:style-name="Standard"><text:soft-page-break/>There has been some discussion of switching to a “high tags” system on the ARMv8, since the high 8 bits of pointers would be ignored by the hardware, and there would be no need to shift fixnums before and after certain types of arithmetic. However, all other CCLs have used low tags, and introducing a fundamental data representation change for the ARMv8 port will complicate future work and in particular would require a <text:span text:style-name="T1">major</text:span> overhaul of the garbage collector. Therefore, we have built our simulator with the assumption and <text:span text:style-name="T1">recommendation</text:span> that the ARMv8 CCL will continue to use a low tagging scheme that matches the x86.</text:p>
      <text:p text:style-name="Heading_20_3"><text:bookmark text:name="_iankczglwlxp"/>Function calls</text:p>
      <text:p text:style-name="Standard">Below is an example of x86 and ARMv8 callers. These are snippets from the function call-list2, and show how the caller prepares for and makes the call. </text:p>
      <text:p text:style-name="Standard"/>
      <text:p text:style-name="Standard">x86:</text:p>
      <text:p text:style-name="Standard"><text:span text:style-name="T5">;; call-list2</text:span></text:p>
      <text:p text:style-name="Standard"><text:span text:style-name="T5"><text:s text:c="4"/>(movl ($ 8) (% arg-y.l)) <text:s text:c="11"/>; 1</text:span></text:p>
      <text:p text:style-name="Standard"><text:span text:style-name="T5"><text:s text:c="4"/>(movl ($ 16) (% arg-z.l)) <text:s text:c="10"/>; 2</text:span></text:p>
      <text:p text:style-name="Standard"><text:span text:style-name="T5"><text:s text:c="4"/>(movl ($ 16) (% nargs)) <text:s text:c="12"/>; 2</text:span></text:p>
      <text:p text:style-name="Standard"><text:span text:style-name="T5"><text:s text:c="4"/>(movq (@ 'LIST2 (% fn)) (% temp0)) <text:s/>; temp0 = list2 symbol structure address</text:span></text:p>
      <text:p text:style-name="Standard"><text:span text:style-name="T5"><text:s text:c="4"/>(lisp-call (@ 10 (% temp0))) <text:s text:c="7"/>; function call to list2 function cell</text:span></text:p>
      <text:p text:style-name="P2"/>
      <text:p text:style-name="Standard">ARMv8:</text:p>
      <text:p text:style-name="Standard"><text:span text:style-name="T5">;; call-list2</text:span></text:p>
      <text:p text:style-name="Standard"><text:span text:style-name="T5"><text:s text:c="4"/>(mov (% arg-y.w) ($ 8)) <text:s text:c="2"/>; 1</text:span></text:p>
      <text:p text:style-name="Standard"><text:span text:style-name="T5"><text:s text:c="4"/>(mov (% arg-z.w) ($ 16)) <text:s/>; 2</text:span></text:p>
      <text:p text:style-name="Standard"><text:span text:style-name="T5"><text:s text:c="4"/>(mov (% nargs.w) ($ 16)) <text:s/>; 2</text:span></text:p>
      <text:p text:style-name="Standard"><text:span text:style-name="T5"><text:s text:c="4"/>(ldr (% fname) (@ (% fn) 'list2)) <text:s/>; fname = list2 symbol structure address </text:span></text:p>
      <text:p text:style-name="Standard"><text:span text:style-name="T5"><text:s text:c="39"/>; (loaded from fn's constants vector)</text:span></text:p>
      <text:p text:style-name="Standard"><text:span text:style-name="T5"><text:s text:c="4"/>(ldr (% nfn) (@ (% fname) ($ 10))) ; nfn = pointer to function object</text:span></text:p>
      <text:p text:style-name="Standard"><text:span text:style-name="T5"><text:s text:c="4"/>(ldr (% nfn) (@ (% nfn) <text:s/>($ fn-tag-offset)) ; nfn = code vector pointer</text:span></text:p>
      <text:p text:style-name="Standard"><text:soft-page-break/><text:span text:style-name="T5"><text:s text:c="4"/>(blr (% nfn)) <text:s text:c="12"/>; function call (branch to register and set lr)</text:span></text:p>
      <text:p text:style-name="Standard"/>
      <text:p text:style-name="Standard">Overall, the two approaches are similar. They both set up the arguments, link through the callee’s <text:span text:style-name="T4">symbol-function</text:span> (the symbol is found in the current function’s <text:span text:style-name="T1">constants vector</text:span>), then branch to the callee’s <text:span text:style-name="T1">code vector</text:span> via the symbol’s <text:span text:style-name="T1">function object</text:span>. The first notable difference is the presence of the <text:span text:style-name="T4">nfn</text:span> register on the ARM which points to the new function and will also be used by the callee to set <text:span text:style-name="T4">fn</text:span>. Also of note is the way the call itself happens. On the x86, the call is performed by the <text:span text:style-name="T1">lapmacro</text:span> <text:span text:style-name="T4">lisp-call</text:span> which uses the x86 <text:span text:style-name="T4">call</text:span> instruction. The call instruction saves the return address on the stack. On the ARM, the call is slightly different, performed by the instruction <text:span text:style-name="T4">blr</text:span> (branch with link to register), which saves the return address in <text:span text:style-name="T4">lr</text:span> (the <text:span text:style-name="T1">link register</text:span>). For the x86, a return instruction branches to the address on the top of the stack, while the ARM return instruction branches to the address in <text:span text:style-name="T4">lr</text:span>. Also note that Lisp tail-calls are performed by <text:span text:style-name="T4">jmpq</text:span> on the x86 and by <text:span text:style-name="T4">br</text:span> on the ARM, which do not save the return address. </text:p>
      <text:p text:style-name="Standard"/>
      <text:p text:style-name="Standard">Below is a snippet from the corresponding callee LAP code.</text:p>
      <text:p text:style-name="Standard"/>
      <text:p text:style-name="P5">x86:</text:p>
      <text:p text:style-name="P6"><text:span text:style-name="T5">;; list2</text:span></text:p>
      <text:p text:style-name="P6"><text:span text:style-name="T5"><text:s text:c="4"/>(recover-fn-from-rip) <text:s text:c="4"/>; lapmacro that sets fn</text:span></text:p>
      <text:p text:style-name="P6"><text:span text:style-name="T5"><text:s text:c="4"/>(cmpl ($ 16) (% nargs)) <text:s text:c="2"/>; check nargs</text:span></text:p>
      <text:p text:style-name="P6"><text:span text:style-name="T5"><text:s text:c="4"/>(jne L137) <text:s text:c="15"/>; </text:span></text:p>
      <text:p text:style-name="P6"><text:span text:style-name="T5"><text:s text:c="4"/>(pushq (% rbp)) <text:s text:c="10"/>; save frame pointer</text:span></text:p>
      <text:p text:style-name="P6"><text:span text:style-name="T5"><text:s text:c="4"/>(movq (% rsp) (% rbp)) <text:s text:c="3"/>; new function frame</text:span></text:p>
      <text:p text:style-name="P6"><text:span text:style-name="T5"><text:s text:c="4"/>(pushq (% arg-y)) <text:s text:c="8"/>; push args to new frame</text:span></text:p>
      <text:p text:style-name="P6"><text:span text:style-name="T5"><text:s text:c="4"/>(pushq (% arg-z)) <text:s text:c="8"/>; </text:span></text:p>
      <text:p text:style-name="Standard"/>
      <text:p text:style-name="P5">ARMv8:</text:p>
      <text:p text:style-name="P5"><text:span text:style-name="T5">;; list2</text:span></text:p>
      <text:p text:style-name="P5"><text:span text:style-name="T5"><text:s text:c="4"/>(cmp (% nargs) ($ 16)) <text:s text:c="6"/>; check nargs</text:span></text:p>
      <text:p text:style-name="P5"><text:span text:style-name="T5"><text:s text:c="4"/>(beq L137)</text:span></text:p>
      <text:p text:style-name="P5"><text:span text:style-name="T5"><text:s text:c="4"/>(uuo-error-wrong-nargs)</text:span></text:p>
      <text:p text:style-name="P7"><text:soft-page-break/></text:p>
      <text:p text:style-name="P5"><text:span text:style-name="T5"><text:s text:c="4"/>L137</text:span></text:p>
      <text:p text:style-name="P5"><text:span text:style-name="T5"><text:s text:c="4"/>(push1 (% fp)) <text:s text:c="14"/>; save frame pointer</text:span></text:p>
      <text:p text:style-name="P5"><text:span text:style-name="T5"><text:s text:c="4"/>(mov (% fp) (% sp)) <text:s text:c="9"/>; new function frame</text:span></text:p>
      <text:p text:style-name="P5"><text:span text:style-name="T5"><text:s text:c="4"/>(push1 (% vsp)) <text:s text:c="13"/>; save current vsp</text:span></text:p>
      <text:p text:style-name="P5"><text:span text:style-name="T5"><text:s text:c="4"/>(push2 (% fn) (% lr)) <text:s text:c="7"/>; save current fn and lr</text:span></text:p>
      <text:p text:style-name="P5"><text:span text:style-name="T5"><text:s text:c="4"/>(mov (% fn) (% nfn)) <text:s text:c="8"/>; fn = new function</text:span></text:p>
      <text:p text:style-name="P5"><text:span text:style-name="T5"><text:s text:c="4"/>(vpush2 (% arg-z) (% arg-y)) ; push args to value stack</text:span></text:p>
      <text:p text:style-name="P2"/>
      <text:p text:style-name="Standard">The macro <text:span text:style-name="T4">recover-fn-from-rip</text:span> uses the program counter (<text:span text:style-name="T4">rip</text:span>) to load the address of the function into <text:span text:style-name="T4">fn</text:span>. The x86 is unique among the architectures in that its instructions are of variable width and can’t be parsed backwards by the garbage collector, a property which necessitates the use of this macro. The ARM loads the code vector address into <text:span text:style-name="T4">fn</text:span> simply by moving the address in <text:span text:style-name="T4">nfn</text:span> into <text:span text:style-name="T4">fn</text:span>. </text:p>
      <text:p text:style-name="Standard"/>
      <text:p text:style-name="Standard">After checking the number of arguments, both architectures create new stack frames. On the ARM, the new frame has the original value stack pointer (<text:span text:style-name="T4">vsp</text:span>), the address of the previous function (<text:span text:style-name="T4">fn</text:span>), and the link register (<text:span text:style-name="T4">lr</text:span>). </text:p>
      <text:p text:style-name="Standard"/>
      <text:p text:style-name="Standard">Here is an example of what a function frame would look like in simulated memory (note that the stack grows down):</text:p>
      <text:p text:style-name="Standard"/>
      <text:p text:style-name="P3"><text:span text:style-name="T5">----- end of frame</text:span></text:p>
      <text:p text:style-name="P3"><text:span text:style-name="T5">131000: 131032 <text:s text:c="6"/>; FP</text:span></text:p>
      <text:p text:style-name="P3"><text:span text:style-name="T5">131008: #&lt;COMPILED-LEXICAL-CLOSURE (INTERNAL LIST-TOP-LEVEL) #x302001AAB97F&gt; ; FN</text:span></text:p>
      <text:p text:style-name="P3"><text:span text:style-name="T5">131016: #&lt;COMPILED-LEXICAL-CLOSURE (INTERNAL LIST-TOP-LEVEL) #x302001AAB87F&gt; ; LR</text:span></text:p>
      <text:p text:style-name="P3"><text:span text:style-name="T5">131024: 8192 <text:s text:c="9"/>; VSP</text:span></text:p>
      <text:p text:style-name="P3"><text:span text:style-name="T5">----- end of frame</text:span></text:p>
      <text:p text:style-name="Standard"><text:soft-page-break/><text:span text:style-name="T5">131032: 131064 <text:s text:c="7"/>; FP</text:span></text:p>
      <text:p text:style-name="Standard"><text:span text:style-name="T5">... stack continues below</text:span></text:p>
      <text:p text:style-name="Standard"/>
      <text:p text:style-name="Standard"><text:span text:style-name="T9">A quick digression</text:span>: We used a convoluted technique to implement our simulator. <text:s/>Instead of storing code in the simulated memory array and using a straightforward branching scheme, we “compiled” LAP code into a giant Lisp <text:span text:style-name="T4">tagbody</text:span> and used Lisp <text:span text:style-name="T4">go</text:span> for branching. For return addresses, the code used “go thunks,” lexical closures of the form <text:span text:style-name="T7">(lambda () (go </text:span><text:span text:style-name="T1">label</text:span><text:span text:style-name="T7">))</text:span>, and these are the closures you see on the simulated stack in the example above.</text:p>
      <text:p text:style-name="Standard"/>
      <text:p text:style-name="Standard">While both the x86 and ARM have a control stack, value stack, and temporary stack, they use them in very different ways. On the x86, <text:span text:style-name="T4">rsp</text:span> points to the <text:span text:style-name="T1">value stack</text:span> whenever Lisp code is running and does not use the <text:span text:style-name="T1">control stack</text:span>. As such, the value stack behaves sort of like a combined control and value stack, holding both the function frame and any arguments. Like the ARMv7, the stacks on the ARMv8 will be used as their names imply, with <text:span text:style-name="T1">separate</text:span> value and control stacks. The control stack saves the function’s <text:span text:style-name="T1">stack frame</text:span> while the value stack saves any <text:span text:style-name="T1">arguments</text:span>. </text:p>
      <text:p text:style-name="Heading_20_2"><text:bookmark text:name="_cfw8epcfadkp"/>Using the simulators</text:p>
      <text:p text:style-name="Standard">The ARMv8 simulator was an especially useful tool for testing the handwritten LAP code. It should be noted that creating working LAP code in the simulator does not guarantee correctness on the actual target machine, as we made significant simplifications (for example, we only model register data widths when needed to preserve Lisp fixnum semantics) and we made assumptions about what memory will look like, which may need to be reevaluated. We addressed these limitations in the final phase of our project where we ran our assembly code on real hardware. Nevertheless, the simulator is a <text:span text:style-name="T1">practical</text:span> representation of the ARMv8 with the benefits of readability, minimal overhead, and simple debugging. We believe this simulator could continue to be a valuable tool through the next phase of this project, especially during the translation of <text:span text:style-name="T1">subprims</text:span>. </text:p>
      <text:p text:style-name="Heading_20_3"><text:bookmark text:name="_wizb7terwixw"/>Writing LAP code functions</text:p>
      <text:p text:style-name="Standard">LAP code for new functions and subprims can be written using the macros <text:span text:style-name="T4">def-asm-lisp-fun</text:span> and <text:span text:style-name="T4">def-asm-fun</text:span> respectively. To put these functions and subprims together into a code block, we use the <text:span text:style-name="T4">def-simulator-code</text:span> macro which expands all the functions into a single <text:span text:style-name="T4">tagbody</text:span>. </text:p>
      <text:p text:style-name="Standard"/>
      <text:p text:style-name="Standard"><text:span text:style-name="T5">(def-simulator-code expt-top-level</text:span></text:p>
      <text:p text:style-name="Standard"><text:span text:style-name="T5"><text:s text:c="2"/>:LISPFUNS (expt-caller-2-3</text:span></text:p>
      <text:p text:style-name="Standard"><text:span text:style-name="T5"><text:tab/> <text:s text:c="5"/>my-expt)</text:span></text:p>
      <text:p text:style-name="Standard"><text:span text:style-name="T5"><text:s text:c="2"/>:BUILTINS (.spbuiltin-times</text:span></text:p>
      <text:p text:style-name="Standard"><text:span text:style-name="T5"><text:s text:c="13"/>;; Below: unused for now, but referenced</text:span></text:p>
      <text:p text:style-name="Standard"><text:span text:style-name="T5"><text:s text:c="13"/>.spbuiltin-eq</text:span></text:p>
      <text:p text:style-name="Standard"><text:span text:style-name="T5"><text:s text:c="13"/>.spfix-overflow</text:span></text:p>
      <text:p text:style-name="Standard"><text:span text:style-name="T5"><text:s text:c="13"/>.spbuiltin-minus</text:span></text:p>
      <text:p text:style-name="Standard"><text:span text:style-name="T5"><text:s text:c="13"/>-spmakes128</text:span></text:p>
      <text:p text:style-name="Standard"><text:span text:style-name="T5"><text:s text:c="13"/>;;-spmakes64</text:span></text:p>
      <text:p text:style-name="Standard"><text:soft-page-break/><text:span text:style-name="T5"><text:tab/> <text:s text:c="4"/>))</text:span></text:p>
      <text:p text:style-name="P2"/>
      <text:p text:style-name="Standard">This is how to run an example from the REPL.</text:p>
      <text:p text:style-name="Standard"/>
      <text:p text:style-name="Standard"><text:span text:style-name="T5">CL-USER&gt; (sav8::expt-top-level)</text:span></text:p>
      <text:p text:style-name="Standard"><text:span text:style-name="T5">8</text:span></text:p>
      <text:p text:style-name="Standard"/>
      <text:p text:style-name="Standard">Three things make for easy debugging with the simulator: 1) heavy use of macroexpansion, 2) the ability to insert print and break statements into the LAP code, and 3) simple helper functions <text:span text:style-name="T4">show-registers</text:span> and <text:span text:style-name="T4">show-memory</text:span> to see inside registers and memory. </text:p>
      <text:p text:style-name="Standard"/>
      <text:p text:style-name="Standard">Since an entire program macroexpands into a <text:span text:style-name="T4">tagbody</text:span>, we can see inside a whole group of functions at once, in addition to looking inside individual assembly language instructions. Though this was especially helpful during the beginning stages of constructing the simulator, it remains useful for making sure that new ARM instructions behave as expected. The requirement that the entire LAP example (including subprims) become a single <text:span text:style-name="T4">tagbody</text:span> required a somewhat complex underlying simulator design (this complexity can be seen in functions like <text:span text:style-name="T4">macroexpand-lap-tree</text:span> and <text:span text:style-name="T4">flatten-lap-tree</text:span> found in <text:span text:style-name="T4">simulator-common.lisp</text:span>).</text:p>
      <text:p text:style-name="Standard"/>
      <text:p text:style-name="Standard">As mentioned, one of the strengths of the simulator is the readability of the registers and memory. We aimed to make our simulated memory simple to understand, sometimes at the expense of accuracy. For instance, in the x86 simulator, we created (simulated) strings for symbol names. These appear character by character in memory, separate from the symbol structure itself. We changed this in the later simulators because we felt the loss of readability outweighed the improvements in accuracy. </text:p>
      <text:p text:style-name="Standard"/>
      <text:p text:style-name="Standard">Below is an example of the contents of simulated memory that was dumped by show-memory and annotated.</text:p>
      <text:p text:style-name="Standard"/>
      <text:p text:style-name="Standard"><text:span text:style-name="T5">------ symbol ------</text:span></text:p>
      <text:p text:style-name="Standard"><text:span text:style-name="T5">0: sym-header</text:span></text:p>
      <text:p text:style-name="Standard"><text:span text:style-name="T5">8: CALL-LIST2 ;simulated symbol name as a Lisp symbol for readability</text:span></text:p>
      <text:p text:style-name="Standard"><text:span text:style-name="T5">16: 77835 <text:s/>; pointer to nil</text:span></text:p>
      <text:p text:style-name="Standard"><text:span text:style-name="T5">24: 205 <text:s text:c="3"/>; pointer to function object</text:span></text:p>
      <text:p text:style-name="Standard"><text:span text:style-name="T5">32: 77835</text:span></text:p>
      <text:p text:style-name="Standard"><text:soft-page-break/><text:span text:style-name="T5">40: 77835</text:span></text:p>
      <text:p text:style-name="Standard"><text:span text:style-name="T5">48: 77835</text:span></text:p>
      <text:p text:style-name="Standard"><text:span text:style-name="T5">56: 77835</text:span></text:p>
      <text:p text:style-name="Standard"><text:span text:style-name="T5">------ symbol ------</text:span></text:p>
      <text:p text:style-name="Standard"><text:span text:style-name="T5">64: sym-header</text:span></text:p>
      <text:p text:style-name="Standard"><text:span text:style-name="T5">72: LIST2</text:span></text:p>
      <text:p text:style-name="Standard"><text:span text:style-name="T5">80: 77835</text:span></text:p>
      <text:p text:style-name="Standard"><text:span text:style-name="T5">88: 237 <text:s text:c="3"/>; pointer to function object</text:span></text:p>
      <text:p text:style-name="Standard"><text:span text:style-name="T5">96: 77835</text:span></text:p>
      <text:p text:style-name="Standard"><text:span text:style-name="T5">104: 77835</text:span></text:p>
      <text:p text:style-name="Standard"><text:span text:style-name="T5">112: 77835</text:span></text:p>
      <text:p text:style-name="Standard"><text:span text:style-name="T5">120: 77835</text:span></text:p>
      <text:p text:style-name="P5"><text:span text:style-name="T5">------ symbol ------</text:span></text:p>
      <text:p text:style-name="Standard"><text:span text:style-name="T5">128: sym-header</text:span></text:p>
      <text:p text:style-name="Standard"><text:span text:style-name="T5">136: VERIFY-LIST2</text:span></text:p>
      <text:p text:style-name="Standard"><text:span text:style-name="T5">144: 77835</text:span></text:p>
      <text:p text:style-name="Standard"><text:span text:style-name="T5">152: 253 <text:s text:c="3"/>; pointer to function object</text:span></text:p>
      <text:p text:style-name="Standard"><text:span text:style-name="T5">160: 77835</text:span></text:p>
      <text:p text:style-name="Standard"><text:span text:style-name="T5">168: 77835</text:span></text:p>
      <text:p text:style-name="Standard"><text:span text:style-name="T5">176: 77835</text:span></text:p>
      <text:p text:style-name="Standard"><text:span text:style-name="T5">184: 77835</text:span></text:p>
      <text:p text:style-name="Standard"><text:soft-page-break/><text:span text:style-name="T5">------ call-list2 function object ------</text:span></text:p>
      <text:p text:style-name="Standard"><text:span text:style-name="T5">192: fn-header</text:span></text:p>
      <text:p text:style-name="Standard"><text:span text:style-name="T5">200: #&lt;COMPILED-LEXICAL-CLOSURE (INTERNAL LIST-TOP-LEVEL) #x30200166B56F&gt;</text:span></text:p>
      <text:p text:style-name="Standard"><text:span text:style-name="T5">208: 78 <text:s text:c="3"/>; list-2</text:span></text:p>
      <text:p text:style-name="Standard"><text:span text:style-name="T5">216: 142 <text:s text:c="2"/>; verify-list2</text:span></text:p>
      <text:p text:style-name="Standard"><text:span text:style-name="T5">------ list2 function object ------</text:span></text:p>
      <text:p text:style-name="Standard"><text:span text:style-name="T5">224: fn-header</text:span></text:p>
      <text:p text:style-name="Standard"><text:span text:style-name="T5">232: #&lt;COMPILED-LEXICAL-CLOSURE (INTERNAL LIST-TOP-LEVEL) #x30200166B52F&gt;</text:span></text:p>
      <text:p text:style-name="Standard"><text:span text:style-name="T5">------ verify-list2 function object ------</text:span></text:p>
      <text:p text:style-name="Standard"><text:span text:style-name="T5">240: fn-header</text:span></text:p>
      <text:p text:style-name="Standard"><text:span text:style-name="T5">248: #&lt;COMPILED-LEXICAL-CLOSURE (INTERNAL LIST-TOP-LEVEL) #x30200166B4EF&gt;</text:span></text:p>
      <text:p text:style-name="Standard"><text:span text:style-name="T5">------ value stack ------</text:span></text:p>
      <text:p text:style-name="Standard"><text:span text:style-name="T5">20456: 16</text:span></text:p>
      <text:p text:style-name="Standard"><text:span text:style-name="T5">20464: 8</text:span></text:p>
      <text:p text:style-name="Standard"><text:span text:style-name="T5">20472: 24547</text:span></text:p>
      <text:p text:style-name="Standard"><text:span text:style-name="T5">------ (1 2) ------</text:span></text:p>
      <text:p text:style-name="Standard"><text:span text:style-name="T5">24544: 24563 <text:s/>; cdr = (2)</text:span></text:p>
      <text:p text:style-name="Standard"><text:span text:style-name="T5">24552: 8 <text:s text:c="5"/>; car = 1</text:span></text:p>
      <text:p text:style-name="Standard"><text:span text:style-name="T5">24560: 77835 <text:s/>; cdr = nil</text:span></text:p>
      <text:p text:style-name="Standard"><text:span text:style-name="T5">24568: 16 <text:s text:c="4"/>; car = 2</text:span></text:p>
      <text:p text:style-name="Standard"><text:span text:style-name="T5">------ TCR ------</text:span></text:p>
      <text:p text:style-name="Standard"><text:soft-page-break/><text:span text:style-name="T5">65536: The TCR</text:span></text:p>
      <text:p text:style-name="Standard"><text:span text:style-name="T5">65752: 24576</text:span></text:p>
      <text:p text:style-name="Standard"><text:span text:style-name="T5">65760: 24576</text:span></text:p>
      <text:p text:style-name="Standard"><text:span text:style-name="T5">----- NIL and T -----</text:span></text:p>
      <text:p text:style-name="Standard"><text:span text:style-name="T5">77824: NIL-header</text:span></text:p>
      <text:p text:style-name="Standard"><text:span text:style-name="T5">77832: NIL</text:span></text:p>
      <text:p text:style-name="Standard"><text:span text:style-name="T5">77840: 77835</text:span></text:p>
      <text:p text:style-name="Standard"><text:span text:style-name="T5">77848: 77835 <text:s text:c="3"/>; one unresolved issue: T overwrites the end of NIL</text:span></text:p>
      <text:p text:style-name="Standard"><text:span text:style-name="T5">77856: T-header</text:span></text:p>
      <text:p text:style-name="Standard"><text:span text:style-name="T5">77864: T</text:span></text:p>
      <text:p text:style-name="Standard"><text:span text:style-name="T5">77872: 77870</text:span></text:p>
      <text:p text:style-name="Standard"><text:span text:style-name="T5">77880: 77835</text:span></text:p>
      <text:p text:style-name="Standard"><text:span text:style-name="T5">77888: 77835</text:span></text:p>
      <text:p text:style-name="Standard"><text:span text:style-name="T5">77896: 77835</text:span></text:p>
      <text:p text:style-name="Standard"><text:span text:style-name="T5">77904: 77835</text:span></text:p>
      <text:p text:style-name="Standard"><text:span text:style-name="T5">77912: 77835</text:span></text:p>
      <text:p text:style-name="P5"><text:span text:style-name="T5">----- control stack -----</text:span></text:p>
      <text:p text:style-name="P5"><text:span text:style-name="T5">131008: 205</text:span></text:p>
      <text:p text:style-name="P5"><text:span text:style-name="T5">131016: #&lt;COMPILED-LEXICAL-CLOSURE (INTERNAL LIST-TOP-LEVEL) #x30200166B46F&gt;</text:span></text:p>
      <text:p text:style-name="P5"><text:span text:style-name="T5">131024: 20480</text:span></text:p>
      <text:p text:style-name="P5"><text:span text:style-name="T5">131032: 131064</text:span></text:p>
      <text:p text:style-name="P5"><text:soft-page-break/><text:span text:style-name="T5">131040: FN</text:span></text:p>
      <text:p text:style-name="P5"><text:span text:style-name="T5">131048: #&lt;COMPILED-LEXICAL-CLOSURE (INTERNAL LIST-TOP-LEVEL) #x30200166B4AF&gt;</text:span></text:p>
      <text:p text:style-name="P5"><text:span text:style-name="T5">131056: 20480</text:span></text:p>
      <text:p text:style-name="P5"><text:span text:style-name="T5">131064: FP</text:span></text:p>
      <text:p text:style-name="Standard"/>
      <text:p text:style-name="Heading_20_2"><text:bookmark text:name="_c7q08scqkpda"/>From simulator to real hardware</text:p>
      <text:p text:style-name="Standard">As previously mentioned, the simulators did not guarantee LAP code correctness. To address this, in the final phase of our project, we converted our LAP code to GNU ‘as’ assembly syntax, and ran the resulting <text:span text:style-name="T4">.s</text:span> file on a real ARMv8 machine (a Raspberry Pi 400). The translator can be found in the file <text:span text:style-name="T4">lap-to-as-translator.lisp</text:span>. It is called by each LAP function and prints the function body in assembly code. </text:p>
      <text:p text:style-name="Standard"/>
      <text:p text:style-name="Standard">In addition to translating the LAP code, we needed to initialize memory with symbols, functions, T, NIL, and the TCR. In our simulator, this is done at compile time by the function <text:span text:style-name="T4">init-simulator</text:span>. We wrote the function <text:span text:style-name="T4">dump-memory-to-as</text:span> which reads simulated memory after initialization and prints its contents in ‘as’ assembly language syntax.</text:p>
      <text:p text:style-name="Standard"/>
      <text:p text:style-name="Standard">Using our automated syntax translator and memory dumper, we created and ran an assembly file for our exponentiation example which takes two arguments and calculates a<text:span text:style-name="T2">b</text:span> as follows.</text:p>
      <text:p text:style-name="Standard"/>
      <text:p text:style-name="Standard"><text:span text:style-name="T5">pi@raspberrypi:~$ </text:span><text:span text:style-name="T6">./expt 2 3</text:span></text:p>
      <text:p text:style-name="Standard"><text:span text:style-name="T5">pi@raspberrypi:~$ </text:span><text:span text:style-name="T6">echo $?</text:span></text:p>
      <text:p text:style-name="Standard"><text:span text:style-name="T6">8</text:span></text:p>
      <text:p text:style-name="Heading_20_2"><text:bookmark text:name="_68rkdskhirrd"/>Next steps</text:p>
      <text:p text:style-name="Standard">Since our approach was one of depth over breadth, many aspects of the x86 compiler and runtime system remain unexplored. We stuck with two simple examples that used minimal subprims and didn’t call out to Lisp built-ins. We did not consider Lisp features like <text:span text:style-name="T4">catch</text:span> and <text:span text:style-name="T4">throw</text:span>, complex argument lists, or <text:span text:style-name="T1">multiple values</text:span> (aside: on the ARMv8, register <text:span text:style-name="T4">x8</text:span> which is designated for <text:span text:style-name="T1">indirect results</text:span> (e.g. for returning a C++ <text:span text:style-name="T1">struct</text:span>) might be appropriate for implementing Lisp multiple values). We believe our simulators could be helpful resources for understanding, writing, and debugging LAP code, especially when it comes to writing ARMv8 subprims. Our architecture simulators were deliberately limited in scope to execute only the few examples we ran, but new machine instructions can easily be added as needed. </text:p>
      <text:p text:style-name="Standard"/>
      <text:p text:style-name="Standard">Our concluding recommendation is to resist the temptation to re-architect the CCL kernel (e.g. implement high tags) and to make the ARMv8 port match the x86 kernel as faithfully as possible, so we can heavily draw from the existing runtime system and garbage collector rather than rewrite the whole thing. </text:p>
      <text:p text:style-name="Heading_20_2"><text:bookmark text:name="_e2kipsb8co8k"/>Credits</text:p>
      <text:p text:style-name="Standard">I would like to thank my project advisor Tim McNerney for his constant guidance while I studied the details of CCL’s x86 and ARMv7 compiled code and kernel architecture, worked on the simulators, and hand-wrote the ARMv8 LAP examples. It was his idea to create a LAP simulator as an analysis tool, and without this suggestion, the project would not have been what it is. Creating the simulators gave me an interactive tool with which to dive into the most intricate details of CCL’s implementation, and the project would have been a lot harder and less rewarding had I spent the summer staring at compiler output. He accepts all blame (his words) for the more convoluted architectural details of the LAP simulator, like writing macros that explicitly run <text:span text:style-name="T4">macroexpand</text:span> (and recursively, no less), and the whole notion of using a single, giant <text:span text:style-name="T4">tagbody</text:span> and “go thunks” like <text:span text:style-name="T7">(lambda () (go </text:span><text:span text:style-name="T11">continuation</text:span><text:span text:style-name="T7">))</text:span>, which functions as a “return address.”</text:p>
      <text:p text:style-name="Heading_20_2"><text:bookmark text:name="_uq286jjzsgkp"/><text:soft-page-break/>Appendix</text:p>
      <text:p text:style-name="Standard">To build and run the Lisp simulator, LAP examples, and LAP-to-gnu-as translator, modify the <text:span text:style-name="T7">sysdcl.lisp</text:span> file to reflect your local file system structure, load this file into CCL, then run</text:p>
      <text:p text:style-name="Standard"/>
      <text:p text:style-name="P8"><text:span text:style-name="T7">(make-system ‘simulator)</text:span> </text:p>
      <text:p text:style-name="Standard"/>
      <text:p text:style-name="Standard">in the <text:span text:style-name="T7">CL-USER</text:span> package. As a <text:span text:style-name="T1">side-effect</text:span> of compilation and loading, this will run the ARMv8 LAP examples and emit the GNU <text:span text:style-name="T4">as</text:span> .s (assembly language) code <text:span text:style-name="T1">onto the Lisp console</text:span>. </text:p>
      <text:p text:style-name="Standard"/>
      <text:p text:style-name="Standard">To run the assembly language on an actual ARMv8 under Linux,<text:span text:style-name="T12">(</text:span><text:span text:style-name="T13">*</text:span><text:span text:style-name="T12">)</text:span> cut and paste this into a file, then update <text:s/>the <text:span text:style-name="T7">.file</text:span> directive to match the target location of this file (<text:span text:style-name="T4">gdb</text:span> cares about this for setting breakpoints). <text:s/>Finally, move this file to ARMv8 Linux target (e.g. a Raspberry Pi 400), along with C files, <text:span text:style-name="T7">expt.c</text:span> and <text:span text:style-name="T7">list2.c</text:span>. <text:s/>On the target system, <text:span text:style-name="T1">assuming</text:span> you named the emitted file <text:span text:style-name="T7">both-rc14.s</text:span>, type the following shell command to build:</text:p>
      <text:p text:style-name="Standard"/>
      <text:p text:style-name="P8"><text:span text:style-name="T7">gcc -g both-rc14.s expt.c -o expt</text:span></text:p>
      <text:p text:style-name="P2"/>
      <text:p text:style-name="Standard">To run the exponentiation calculator, and see its result requires two shell commands:</text:p>
      <text:p text:style-name="P2"/>
      <text:p text:style-name="P8"><text:span text:style-name="T7">./expt 5 3</text:span></text:p>
      <text:p text:style-name="P8">echo $?</text:p>
      <text:p text:style-name="P8"/>
      <text:p text:style-name="Standard">(A simple exercise for the eager reader: modify <text:span text:style-name="T7">expt.c</text:span> to use <text:span text:style-name="T1">printf</text:span> so results can be &gt;255.)</text:p>
      <text:p text:style-name="Standard">To compile the <text:span text:style-name="T7">call-list2</text:span> example: <text:span text:style-name="T7">gcc -g both-rc14.s list2.c -o list2</text:span></text:p>
      <text:p text:style-name="Standard">The result of this example is only the type bits of the result: 14 for a symbol (T), 11 for NIL.</text:p>
      <text:p text:style-name="Standard"><text:span text:style-name="T14">(</text:span><text:span text:style-name="T15">*</text:span><text:span text:style-name="T14">)</text:span> This will probably work under MacOS Xcode <text:span text:style-name="T1">command-line tools</text:span>. We haven’t tested this.</text:p>
      <text:p text:style-name="P11"><text:bookmark text:name="_jvxeoatidkb6"/>Files</text:p>
      <text:p text:style-name="P5"><text:soft-page-break/></text:p>
      <text:p text:style-name="P5"><text:span text:style-name="T16">Size (bytes) <text:s text:c="6"/>File Name<text:tab/><text:tab/><text:tab/><text:tab/>Description<text:tab/><text:tab/><text:tab/><text:tab/><text:tab/> <text:s text:c="49"/></text:span></text:p>
      <text:p text:style-name="Standard"><text:span text:style-name="T7"><text:s text:c="3"/>1907 <text:s/>sysdcl.lisp<text:tab/><text:tab/><text:tab/><text:tab/></text:span>Dependencies and trivial make-system</text:p>
      <text:p text:style-name="Standard"><text:span text:style-name="T7"><text:s text:c="3"/>1631 <text:s/>pkgdcl.lisp<text:tab/><text:tab/><text:tab/><text:tab/></text:span>Package declarations</text:p>
      <text:p text:style-name="P2"/>
      <text:p text:style-name="Standard"><text:span text:style-name="T7"><text:s text:c="2"/>12261 <text:s/>simulator-common.lisp<text:tab/><text:tab/></text:span>Simulator utilities, e.g. <text:span text:style-name="T7">flatten-lap-tree</text:span></text:p>
      <text:p text:style-name="P2"/>
      <text:p text:style-name="Standard"><text:span text:style-name="T7"><text:s text:c="2"/>24307 <text:s/>simulator-x86.lisp<text:tab/><text:tab/><text:tab/></text:span>x86-64 simulator</text:p>
      <text:p text:style-name="Standard"><text:span text:style-name="T7"><text:s text:c="2"/>27212 <text:s/>lap-tests-x86.lisp<text:tab/><text:tab/><text:tab/></text:span>Examples from CCL x86-64 compiler</text:p>
      <text:p text:style-name="P2"/>
      <text:p text:style-name="Standard"><text:span text:style-name="T7"><text:s text:c="2"/>22401 <text:s/>simulator-arm32.lisp<text:tab/><text:tab/><text:tab/></text:span>32-bit ARM simulator</text:p>
      <text:p text:style-name="Standard"><text:span text:style-name="T7"><text:s text:c="3"/>9070 <text:s/>lap-tests-arm32.lisp<text:tab/><text:tab/><text:tab/></text:span>Examples from CCL ARM compiler</text:p>
      <text:p text:style-name="P2"/>
      <text:p text:style-name="Standard"><text:span text:style-name="T7"><text:s text:c="2"/>39770 <text:s/>simulator-arm64.lisp<text:tab/><text:tab/><text:tab/></text:span>64-bit ARMv8 simulator</text:p>
      <text:p text:style-name="Standard"><text:span text:style-name="T7"><text:s text:c="2"/>18149 <text:s/>lap-tests-arm64.lisp<text:tab/><text:tab/><text:tab/></text:span><text:span text:style-name="T1">Handwritten</text:span> ARMv8 examples</text:p>
      <text:p text:style-name="P2"/>
      <text:p text:style-name="Standard"><text:span text:style-name="T7"><text:s text:c="2"/>11147 <text:s/>lap-to-as-translator.lisp<text:tab/><text:tab/></text:span>LAP to GNU <text:span text:style-name="T7">as</text:span> syntax translator</text:p>
      <text:p text:style-name="P2"/>
      <text:p text:style-name="Standard"><text:span text:style-name="T7"><text:s text:c="2"/>14549 <text:s/>both-rc14.s<text:tab/><text:tab/><text:tab/><text:tab/></text:span><text:span text:style-name="T1">Pre-built</text:span> assembly file for GNU <text:span text:style-name="T7">as</text:span></text:p>
      <text:p text:style-name="P2"/>
      <text:p text:style-name="Standard"><text:span text:style-name="T7"><text:s text:c="4"/>501 <text:s/>expt.c<text:tab/><text:tab/><text:tab/><text:tab/><text:tab/></text:span><text:span text:style-name="T17">x</text:span><text:span text:style-name="T3">y</text:span> calculator, use <text:span text:style-name="T7">my-expt</text:span> in <text:span text:style-name="T7">both-rc14.s</text:span></text:p>
      <text:p text:style-name="Standard"><text:soft-page-break/><text:span text:style-name="T7"><text:s text:c="4"/>276 <text:s/>list2.c<text:tab/><text:tab/><text:tab/><text:tab/><text:tab/></text:span>Test <text:span text:style-name="T7">call-list2</text:span> example and verifier <text:s/>–’’–</text:p>
      <text:p text:style-name="P2"/>
      <text:p text:style-name="P9"><text:span text:style-name="T7"><text:s text:c="4"/>822 <text:s/>test-call-return-via-struct.c<text:tab/></text:span>Independent test code to see how GNU <text:span text:style-name="T7">binutils</text:span> allocates memory and <text:span text:style-name="T7">gcc</text:span> code can call a function through a struct slot</text:p>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3" meta:paragraph-count="211" meta:word-count="3286" meta:character-count="20687" meta:non-whitespace-character-count="16972"/>
    <meta:generator>LibreOfficeDev/6.0.5.2$Linux_X86_64 LibreOffice_project/</meta:generator>
  </office:meta>
</office:document-meta>
</file>